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112" svg:font-family="'Liberation Sans112'"/>
    <style:font-face style:name="Liberation Sans12" svg:font-family="'Liberation Sans12'"/>
    <style:font-face style:name="Liberation Sans2" svg:font-family="'Liberation Sans'"/>
    <style:font-face style:name="Liberation Sans3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2" style:font-name-asian="Liberation Sans112" style:font-name-complex="Liberation Sans112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2" style:font-name-asian="Liberation Sans112" style:font-name-complex="Liberation Sans112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2" style:font-name-asian="Liberation Sans112" style:font-name-complex="Liberation Sans112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Liberation Sans112" style:font-name-asian="Liberation Sans112" style:font-name-complex="Liberation Sans112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00a933" style:font-name="Liberation Sans12" style:font-name-asian="Liberation Sans12" style:font-name-complex="Liberation Sans12"/>
    </style:style>
    <style:style style:name="ce18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000000" style:vertical-align="automatic"/>
      <style:text-properties fo:color="#2a6099" style:font-name="Liberation Sans112" style:font-name-asian="Liberation Sans112" style:font-name-complex="Liberation Sans112"/>
    </style:style>
    <style:style style:name="ce2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2" style:font-name-asian="Liberation Sans12" style:font-name-complex="Liberation Sans12"/>
    </style:style>
    <style:style style:name="ce24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2" style:font-name-asian="Liberation Sans112" style:font-name-complex="Liberation Sans112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2" style:font-name-asian="Liberation Sans112" style:font-name-complex="Liberation Sans112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2" style:font-name-asian="Liberation Sans112" style:font-name-complex="Liberation Sans112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2" style:font-name-asian="Liberation Sans112" style:font-name-complex="Liberation Sans112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2" style:font-name-asian="Liberation Sans112" style:font-name-complex="Liberation Sans112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2" style:font-name-asian="Liberation Sans112" style:font-name-complex="Liberation Sans112"/>
    </style:style>
    <style:style style:name="ce21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45" style:family="table-cell" style:parent-style-name="Default" style:data-style-name="N0">
      <style:table-cell-properties fo:background-color="#000000" style:vertical-align="automatic"/>
      <style:text-properties fo:color="#000000" style:font-name="Liberation Sans1" style:font-name-asian="Liberation Sans1" style:font-name-complex="Liberation Sans1"/>
    </style:style>
    <style:style style:name="ce46" style:family="table-cell" style:parent-style-name="Default">
      <style:table-cell-properties fo:background-color="#000000"/>
      <style:text-properties fo:color="#2a6099"/>
    </style:style>
    <style:style style:name="ce47" style:family="table-cell" style:parent-style-name="Default" style:data-style-name="N0">
      <style:table-cell-properties fo:background-color="#000000" style:vertical-align="automatic"/>
      <style:text-properties fo:color="#00a933" style:font-name="Liberation Sans1" style:font-name-asian="Liberation Sans1" style:font-name-complex="Liberation Sans1"/>
    </style:style>
    <style:style style:name="ce48" style:family="table-cell" style:parent-style-name="Default" style:data-style-name="N0">
      <style:table-cell-properties fo:background-color="#000000" style:vertical-align="automatic"/>
      <style:text-properties fo:color="#2a6099" style:font-name="Liberation Sans1" style:font-name-asian="Liberation Sans1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_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ko&gt;=0.4.0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82</text:p>
          </table:table-cell>
          <table:table-cell table:style-name="ce19" office:value-type="string" calcext:value-type="string">
            <text:p>ncclient</text:p>
          </table:table-cell>
          <table:table-cell table:style-name="ce19" office:value-type="string" calcext:value-type="string">
            <text:p>0.6.19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9" office:value-type="string" calcext:value-type="string">
            <text:p>ncclient&gt;=0.6.1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46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1.15.0</text:p>
          </table:table-cell>
          <table:table-cell table:style-name="ce8" table:number-columns-repeated="4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3.3.0</text:p>
          </table:table-cell>
          <table:table-cell table:style-name="ce8" table:number-columns-repeated="4"/>
          <table:table-cell table:style-name="ce47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1">
          <table:table-cell table:style-name="ce18" office:value-type="string" calcext:value-type="string">
            <text:p>B:</text:p>
          </table:table-cell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3"/>
          <table:table-cell table:style-name="ce48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83</text:p>
          </table:table-cell>
          <table:table-cell table:style-name="ce19" office:value-type="string" calcext:value-type="string">
            <text:p>setproctitle</text:p>
          </table:table-cell>
          <table:table-cell table:style-name="ce19" office:value-type="string" calcext:value-type="string">
            <text:p>1.3.7</text:p>
          </table:table-cell>
          <table:table-cell table:style-name="ce16" office:value-type="string" calcext:value-type="string">
            <text:p>2025/Sep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setproctitle&gt;=1.1.1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48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1">
          <table:table-cell table:style-name="ce22" office:value-type="string" calcext:value-type="string">
            <text:p>B:</text:p>
          </table:table-cell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5" table:number-columns-repeated="16370"/>
        </table:table-row>
        <table:table-row table:style-name="ro2" table:number-rows-repeated="16">
          <table:table-cell table:number-columns-repeated="14"/>
          <table:table-cell table:style-name="ce45" table:number-columns-repeated="16370"/>
        </table:table-row>
        <table:table-row table:style-name="ro1">
          <table:table-cell table:number-columns-repeated="14"/>
          <table:table-cell table:style-name="ce45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21">
          <table:table-cell table:number-columns-repeated="14"/>
          <table:table-cell table:style-name="ce45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2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oo many failuers</text:p>
          </table:table-cell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1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0"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3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3"/>
          <table:table-cell table:style-name="ce48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1.0.0</text:p>
          </table:table-cell>
          <table:table-cell table:style-name="ce8" office:value-type="string" calcext:value-type="string">
            <text:p>RPC library, BGP speaker(net_cntl)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2</text:p>
          </table:table-cell>
          <table:table-cell table:style-name="ce19" office:value-type="string" calcext:value-type="string">
            <text:p>ncclient</text:p>
          </table:table-cell>
          <table:table-cell table:style-name="ce19" office:value-type="string" calcext:value-type="string">
            <text:p>0.6.19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cclient&gt;=0.6.1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table:number-columns-repeated="4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8.0</text:p>
          </table:table-cell>
          <table:table-cell table:style-name="ce8" office:value-type="string" calcext:value-type="string">
            <text:p>OVSDB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wsgi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5" table:number-columns-repeated="16370"/>
        </table:table-row>
        <table:table-row table:style-name="ro1">
          <table:table-cell table:style-name="ce18"/>
          <table:table-cell table:style-name="ce19" office:value-type="string" calcext:value-type="string">
            <text:p>i4.2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/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5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4.2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0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1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3</text:p>
          </table:table-cell>
          <table:table-cell table:style-name="ce19" office:value-type="string" calcext:value-type="string">
            <text:p>setproctitle</text:p>
          </table:table-cell>
          <table:table-cell table:style-name="ce19" office:value-type="string" calcext:value-type="string">
            <text:p>1.3.7</text:p>
          </table:table-cell>
          <table:table-cell table:style-name="ce16" office:value-type="string" calcext:value-type="string">
            <text:p>2025/Sep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setproctitle&gt;=1.1.1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4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0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3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-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-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1.2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2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4.5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6.1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22.0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32.3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5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4.2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8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23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6.5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4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4.44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7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5.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3.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1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2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2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2.1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6.1.0</text:p>
          </table:table-cell>
          <table:table-cell table:style-name="ce8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7.3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python-novaclient&gt;=9.1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31.2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python-designateclient&gt;=2.7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21" table:number-columns-repeated="16373"/>
        </table:table-row>
        <table:table-row table:style-name="ro1" table:number-rows-repeated="10462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112" svg:font-family="'Liberation Sans112'"/>
    <style:font-face style:name="Liberation Sans12" svg:font-family="'Liberation Sans12'"/>
    <style:font-face style:name="Liberation Sans2" svg:font-family="'Liberation Sans'"/>
    <style:font-face style:name="Liberation Sans3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3" style:font-size-asian="10pt" style:language-asian="zh" style:country-asian="CN" style:font-name-complex="Liberation Sans3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3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9T16:44:35.524327680</dc:date>
    <meta:editing-cycles>487</meta:editing-cycles>
    <meta:editing-duration>PT8H54M15S</meta:editing-duration>
    <meta:document-statistic meta:table-count="1" meta:cell-count="11435" meta:object-count="0"/>
    <meta:user-defined meta:name="AppVersion">16.0300</meta:user-defined>
  </office:meta>
</office:document-meta>
</file>